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a013" officeooo:paragraph-rsid="0003a013"/>
    </style:style>
    <style:style style:name="P2" style:family="paragraph" style:parent-style-name="Standard">
      <style:text-properties officeooo:rsid="0003a013" officeooo:paragraph-rsid="0003b685"/>
    </style:style>
    <style:style style:name="P3" style:family="paragraph" style:parent-style-name="Standard">
      <style:text-properties officeooo:rsid="0003b685" officeooo:paragraph-rsid="0003b685"/>
    </style:style>
    <style:style style:name="P4" style:family="paragraph" style:parent-style-name="Standard">
      <style:text-properties style:text-underline-style="none" officeooo:rsid="0005b6e6" officeooo:paragraph-rsid="0005b6e6"/>
    </style:style>
    <style:style style:name="P5" style:family="paragraph" style:parent-style-name="Standard">
      <style:text-properties officeooo:rsid="0006a4d3" officeooo:paragraph-rsid="0006a4d3"/>
    </style:style>
    <style:style style:name="P6" style:family="paragraph" style:parent-style-name="Standard">
      <style:text-properties style:text-underline-style="solid" style:text-underline-width="auto" style:text-underline-color="font-color" officeooo:rsid="0003a013" officeooo:paragraph-rsid="0003a013"/>
    </style:style>
    <style:style style:name="P7" style:family="paragraph" style:parent-style-name="Standard">
      <style:text-properties style:text-underline-style="solid" style:text-underline-width="auto" style:text-underline-color="font-color" officeooo:rsid="0008434e" officeooo:paragraph-rsid="0008434e"/>
    </style:style>
    <style:style style:name="P8" style:family="paragraph" style:parent-style-name="Standard">
      <style:text-properties fo:font-style="normal" officeooo:rsid="0003a013" officeooo:paragraph-rsid="0003b685" style:font-style-asian="normal" style:font-style-complex="normal"/>
    </style:style>
    <style:style style:name="P9" style:family="paragraph" style:parent-style-name="Standard">
      <style:text-properties fo:font-style="normal" officeooo:rsid="0003a013" officeooo:paragraph-rsid="0003a013" style:font-style-asian="normal" style:font-style-complex="normal"/>
    </style:style>
    <style:style style:name="P10" style:family="paragraph" style:parent-style-name="Standard">
      <style:text-properties fo:font-style="normal" officeooo:rsid="0003b685" officeooo:paragraph-rsid="0003b685" style:font-style-asian="normal" style:font-style-complex="normal"/>
    </style:style>
    <style:style style:name="P11" style:family="paragraph" style:parent-style-name="Standard">
      <style:text-properties fo:font-style="normal" officeooo:rsid="0005b6e6" officeooo:paragraph-rsid="0005b6e6" style:font-style-asian="normal" style:font-style-complex="normal"/>
    </style:style>
    <style:style style:name="P12" style:family="paragraph" style:parent-style-name="Standard">
      <style:text-properties fo:font-style="normal" officeooo:rsid="0006a4d3" officeooo:paragraph-rsid="0006a4d3" style:font-style-asian="normal" style:font-style-complex="normal"/>
    </style:style>
    <style:style style:name="P13" style:family="paragraph" style:parent-style-name="Standard">
      <style:text-properties fo:font-style="normal" officeooo:rsid="000b5e5d" officeooo:paragraph-rsid="000b5e5d" style:font-style-asian="normal" style:font-style-complex="normal"/>
    </style:style>
    <style:style style:name="P14" style:family="paragraph" style:parent-style-name="Standard">
      <style:text-properties fo:font-style="normal" style:text-underline-style="solid" style:text-underline-width="auto" style:text-underline-color="font-color" officeooo:rsid="0006a4d3" officeooo:paragraph-rsid="0006a4d3" style:font-style-asian="normal" style:font-style-complex="normal"/>
    </style:style>
    <style:style style:name="P15" style:family="paragraph" style:parent-style-name="Standard">
      <style:text-properties style:text-underline-style="none" officeooo:rsid="0008434e" officeooo:paragraph-rsid="0008434e"/>
    </style:style>
    <style:style style:name="P16" style:family="paragraph" style:parent-style-name="Standard">
      <style:text-properties style:text-underline-style="none" officeooo:rsid="0008cd7a" officeooo:paragraph-rsid="0008cd7a"/>
    </style:style>
    <style:style style:name="P17" style:family="paragraph" style:parent-style-name="Standard">
      <style:text-properties style:text-underline-style="none" officeooo:rsid="0009c443" officeooo:paragraph-rsid="0009c443"/>
    </style:style>
    <style:style style:name="P18" style:family="paragraph" style:parent-style-name="Standard">
      <style:text-properties style:text-underline-style="none" officeooo:rsid="0009c443" officeooo:paragraph-rsid="0009fd16"/>
    </style:style>
    <style:style style:name="P19" style:family="paragraph" style:parent-style-name="Standard">
      <style:text-properties style:text-underline-style="none" officeooo:rsid="0009c443" officeooo:paragraph-rsid="000b5e5d"/>
    </style:style>
    <style:style style:name="P20" style:family="paragraph" style:parent-style-name="Standard">
      <style:text-properties style:text-underline-style="none" officeooo:rsid="0009fd16" officeooo:paragraph-rsid="0009fd16"/>
    </style:style>
    <style:style style:name="P21" style:family="paragraph" style:parent-style-name="Standard">
      <style:text-properties style:text-underline-style="none" officeooo:rsid="000b5149" officeooo:paragraph-rsid="000b5149"/>
    </style:style>
    <style:style style:name="P22" style:family="paragraph" style:parent-style-name="Standard">
      <style:text-properties style:text-underline-style="none" officeooo:rsid="000b5149" officeooo:paragraph-rsid="000b5e5d"/>
    </style:style>
    <style:style style:name="P23" style:family="paragraph" style:parent-style-name="Standard">
      <style:text-properties style:text-underline-style="none" officeooo:rsid="000b5e5d" officeooo:paragraph-rsid="000b5e5d"/>
    </style:style>
    <style:style style:name="P24" style:family="paragraph" style:parent-style-name="Standard">
      <style:text-properties style:text-underline-style="none" officeooo:rsid="000d4365" officeooo:paragraph-rsid="000d4365"/>
    </style:style>
    <style:style style:name="P25" style:family="paragraph" style:parent-style-name="Standard">
      <style:text-properties style:text-underline-style="none" officeooo:rsid="000e28b9" officeooo:paragraph-rsid="000e28b9"/>
    </style:style>
    <style:style style:name="P26" style:family="paragraph" style:parent-style-name="Standard">
      <style:text-properties officeooo:rsid="0008434e" officeooo:paragraph-rsid="0008434e"/>
    </style:style>
    <style:style style:name="P27" style:family="paragraph" style:parent-style-name="Standard">
      <style:text-properties officeooo:rsid="0008cd7a" officeooo:paragraph-rsid="0008cd7a"/>
    </style:style>
    <style:style style:name="P28" style:family="paragraph" style:parent-style-name="Standard">
      <style:text-properties officeooo:rsid="0009fd16" officeooo:paragraph-rsid="0009fd16"/>
    </style:style>
    <style:style style:name="P29" style:family="paragraph" style:parent-style-name="Standard">
      <style:text-properties officeooo:rsid="000b5e5d" officeooo:paragraph-rsid="000b5e5d"/>
    </style:style>
    <style:style style:name="P30" style:family="paragraph" style:parent-style-name="Standard">
      <style:text-properties officeooo:rsid="000c74ee" officeooo:paragraph-rsid="000c74ee"/>
    </style:style>
    <style:style style:name="P31" style:family="paragraph" style:parent-style-name="Standard">
      <style:text-properties officeooo:rsid="000d31be" officeooo:paragraph-rsid="000d31be"/>
    </style:style>
    <style:style style:name="P32" style:family="paragraph" style:parent-style-name="Standard">
      <style:text-properties officeooo:rsid="000d4365" officeooo:paragraph-rsid="000d4365"/>
    </style:style>
    <style:style style:name="P33" style:family="paragraph" style:parent-style-name="Standard">
      <style:text-properties officeooo:rsid="000e28b9" officeooo:paragraph-rsid="000e28b9"/>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3b685" style:font-style-asian="normal" style:font-style-complex="normal"/>
    </style:style>
    <style:style style:name="T4" style:family="text">
      <style:text-properties fo:font-style="normal" officeooo:rsid="0008434e" style:font-style-asian="normal" style:font-style-complex="normal"/>
    </style:style>
    <style:style style:name="T5" style:family="text">
      <style:text-properties fo:font-style="normal" officeooo:rsid="000d31be" style:font-style-asian="normal" style:font-style-complex="normal"/>
    </style:style>
    <style:style style:name="T6" style:family="text">
      <style:text-properties fo:font-style="normal" officeooo:rsid="000d4365" style:font-style-asian="normal" style:font-style-complex="normal"/>
    </style:style>
    <style:style style:name="T7" style:family="text">
      <style:text-properties fo:font-style="normal" officeooo:rsid="000e28b9" style:font-style-asian="normal" style:font-style-complex="normal"/>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officeooo:rsid="0009c443"/>
    </style:style>
    <style:style style:name="T10" style:family="text">
      <style:text-properties officeooo:rsid="000b5149"/>
    </style:style>
    <style:style style:name="T11" style:family="text">
      <style:text-properties officeooo:rsid="000b5e5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fome Trabajo Practico Final : Portal</text:p>
      <text:p text:style-name="P1"/>
      <text:p text:style-name="P3">Manual de Proyecto</text:p>
      <text:p text:style-name="P1"/>
      <text:p text:style-name="P1">1 .Integrantes:</text:p>
      <text:p text:style-name="P1"><text:tab/>Di Maria, Franco Martin; <text:tab/>100498</text:p>
      <text:p text:style-name="P1"><text:tab/>Sicardi, Francisco;<text:tab/></text:p>
      <text:p text:style-name="P1"/>
      <text:p text:style-name="P5">2. Enunciado ...</text:p>
      <text:p text:style-name="P1"/>
      <text:p text:style-name="P1">3. Division de Tareas :</text:p>
      <text:p text:style-name="P1"/>
      <text:p text:style-name="P1">Di Maria, Franco Martin :</text:p>
      <text:p text:style-name="P1">Encargado de la interfaz grafico y todo lo que corresponde al cliente.</text:p>
      <text:p text:style-name="P1"/>
      <text:p text:style-name="P1">Sicardi, Francisco : </text:p>
      <text:p text:style-name="P1">Encargado del modelo del juego y todo lo que corresponde al servidor.</text:p>
      <text:p text:style-name="P1"/>
      <text:p text:style-name="P5">4. Evolucion del proyecto</text:p>
      <text:p text:style-name="P5">Inicialmente fue lento, pero mitad del mismo logramos recuperar tiempo y ritmo. Se intento seguir el cronograma propuesto por el enunciado, pero no se logro. Actualmente estamos retrasados con respecto al mismo.</text:p>
      <text:p text:style-name="P1"/>
      <text:p text:style-name="P1">5. Inconvenientes encotrados</text:p>
      <text:p text:style-name="P1">La instalacion de todas y cada una de la librerias, resulto en un incoviniente que conllevo mucho esfuerzo y se consumio gran cantidad de tiempo en lograrlo para ciertos casos (YAML), mientras que para otros aun no se logro (Ejemplo FFMPEG).</text:p>
      <text:p text:style-name="P1">Las librerias vienen con cientos de leaks, que nos llevo a tener que utilizar archivos de supresiones para poder abtraernos de ellos.</text:p>
      <text:p text:style-name="P6"/>
      <text:p text:style-name="P4">6. Analisis de puntos pendientes :</text:p>
      <text:p text:style-name="P4"/>
      <text:p text:style-name="P4">En un primer intento de realizar la ventanas de login con QT , se descubrio que tras ejecutar algun ciclo cualquiera de Qapplication, luego el juego funciona lagueado, y medio mal. Falta encontrar el origen del problema y solucionarlo.</text:p>
      <text:p text:style-name="P4"/>
      <text:p text:style-name="P4">Falta la correcta instalacion de la librería FFMPEG, asi como la implementacion de la caracteristica del grabar videos en el juego.</text:p>
      <text:p text:style-name="P4"/>
      <text:p text:style-name="P4">En el modelo de juego faltan implementar los emisores, receptores de bolas de energia (con estas ultimas inclusive), implementar la barreras de energia. e implementar algunas de las tantas formas de matar a Chell.</text:p>
      <text:p text:style-name="P4"/>
      <text:p text:style-name="P4">En la interfaz del usuario hace falta mejorar las animaciones de los portales, de Chell disparando, entre otros. Tambien hace falta encontrar mejores efectos de sonido para el salto y la muerte de Chell. Con respecto al sonido del salto, la forma en la que esta implementada puede no ser la mejor, por lo que tal vez haya que replantearsela.</text:p>
      <text:p text:style-name="P4"/>
      <text:p text:style-name="P15">A grandes rasgos el codigo tiene varias cosas a refactorizar : metodos largos, codigo repetido, metodos y atributos que ya no se utilizan. Requiere dedicarlo tiempo para refactorizar.</text:p>
      <text:p text:style-name="P7"/>
      <text:p text:style-name="P1">7. Herramientas</text:p>
      <text:p text:style-name="P3"><text:soft-page-break/></text:p>
      <text:p text:style-name="P3">Editores de texto :</text:p>
      <text:p text:style-name="P3"><text:tab/>Sublime Text 2 → Di Maria, Franco Martin </text:p>
      <text:p text:style-name="P3"/>
      <text:p text:style-name="P3">Interfaces de desarrollo</text:p>
      <text:p text:style-name="P3"><text:tab/>C Lion <text:s/>→ <text:span text:style-name="T2">Sicardi, Francisco</text:span> </text:p>
      <text:p text:style-name="P8"/>
      <text:p text:style-name="P8">Para debugging se utilizo GDB:</text:p>
      <text:p text:style-name="P2"><text:span text:style-name="T2"><text:tab/></text:span><text:span text:style-name="T3">Di Maria, Franco Martin, utilizo GDB por consola.</text:span></text:p>
      <text:p text:style-name="P10"><text:tab/>Sicardi, Francisco, utilizo GDB a traves de CLion</text:p>
      <text:p text:style-name="P1"/>
      <text:p text:style-name="P1">Las ventanas de login se estan haciendo a traves de la herramienta <text:span text:style-name="T1">designer </text:span><text:span text:style-name="T2">de la librería QT5.</text:span></text:p>
      <text:p text:style-name="P9"/>
      <text:p text:style-name="P10">Para analizar y editar imagenes utilizadas en las animaciones del proyecto se utilizo GIMP 2.0</text:p>
      <text:p text:style-name="P10"/>
      <text:p text:style-name="P10">Para obtenecion de audio / sonidos para el juego se utilizo la pagina :</text:p>
      <text:p text:style-name="P3"><text:span text:style-name="T2"><text:tab/></text:span><text:a xlink:type="simple" xlink:href="https://www.saveclipbro.com/" text:style-name="Internet_20_link" text:visited-style-name="Visited_20_Internet_20_Link"><text:span text:style-name="T2">https://www.saveclipbro.com/</text:span></text:a></text:p>
      <text:p text:style-name="P10"/>
      <text:p text:style-name="P11">Este informe esta escrito en LibreOffice Writer.</text:p>
      <text:p text:style-name="P11"/>
      <text:p text:style-name="P12">8. Conclusiones</text:p>
      <text:p text:style-name="P14"/>
      <text:p text:style-name="P12">Instalar librerias externas es dificil, y consume mucho tiempo.</text:p>
      <text:p text:style-name="P12"/>
      <text:p text:style-name="P12">Debuggear memoria con valgrind es complicado al usar librerias externas dado la gran cantidad de leaks que traen con ellas. Se pueden armar archivos de supresiones, pero al no poder generalizarlos para todas las maquinas es dificil saber si fue armado bien, en especial cuando el mismo es largo y extenso.</text:p>
      <text:p text:style-name="P12"/>
      <text:p text:style-name="P12">En proyectos es facil gastar mucho tiempo pensando y dando vueltas en como lograr uno o varios features, por lo que para poder avanzar y ser fiel a cronogramas puede convenir no pensar, codear, y luego refactorizar. Bajo este procedimento, tal vez el codigo no quede lo muy bonito, pero se puede avanzar con mayor facilidad y rapidez.</text:p>
      <text:p text:style-name="P12"/>
      <text:p text:style-name="P26">Documentacion Tecnica</text:p>
      <text:p text:style-name="P26"/>
      <text:p text:style-name="P26">1. Requierimientos de Software</text:p>
      <text:p text:style-name="P26"/>
      <text:p text:style-name="P26">Se requiere instalar las librerias :</text:p>
      <text:p text:style-name="P26"><text:tab/>SDL</text:p>
      <text:p text:style-name="P26"><text:tab/>SDL_mixer</text:p>
      <text:p text:style-name="P26"><text:tab/>QT5 (Proximamente)</text:p>
      <text:p text:style-name="P26">El programa tambien utliza las librerias :</text:p>
      <text:p text:style-name="P26"><text:tab/>YAML</text:p>
      <text:p text:style-name="P26"><text:tab/>Box2d</text:p>
      <text:p text:style-name="P26">Estas ultimos estan integradas como librerias externas en el repositorio del proyecto.</text:p>
      <text:p text:style-name="P26"/>
      <text:p text:style-name="P26">Proximamente, tambien hara falta considerar la librería FFMPEG.</text:p>
      <text:p text:style-name="P26"/>
      <text:p text:style-name="P26">2. Descripción general</text:p>
      <text:p text:style-name="P26"/>
      <text:p text:style-name="P26">Modulo <text:span text:style-name="T1">common</text:span></text:p>
      <text:p text:style-name="P26"><text:soft-page-break/>1. Descripcion general</text:p>
      <text:p text:style-name="P26">Este modulo corresponde a las clases que utiliza tanto el cliente como el servidor: sockets, colas, protocolo de comunicacion</text:p>
      <text:p text:style-name="P26"/>
      <text:p text:style-name="P27">2. Clases</text:p>
      <text:p text:style-name="P27">/<text:span text:style-name="T9">common</text:span></text:p>
      <text:p text:style-name="P27">BlockingQueue : Es una cola bloqueante</text:p>
      <text:p text:style-name="P27">ThreadSafeQueue : Es una cola no bloqueante pero que segura para comunicar hilos.</text:p>
      <text:p text:style-name="P16">PortalException : Excepcion del juego</text:p>
      <text:p text:style-name="P17">Thread : clase padre para hilos de ejecucion</text:p>
      <text:p text:style-name="P17"/>
      <text:p text:style-name="P17">/common/connector</text:p>
      <text:p text:style-name="P17"/>
      <text:p text:style-name="P17">Socket : es un socket generico con metodos para ser usado para un cliente y para un servidor</text:p>
      <text:p text:style-name="P17">Connector : wrapper del socket, con metodos para enviar y recibir distintos tipos de datos</text:p>
      <text:p text:style-name="P17">SocketException : Excepcion del socket.</text:p>
      <text:p text:style-name="P17"/>
      <text:p text:style-name="P17">/common/protocol/event</text:p>
      <text:p text:style-name="P17">Event : Clase padre de un evento del juego. Los eventos son enviados por el servidor al cliente, para comunicarle cambios en el juego.</text:p>
      <text:p text:style-name="P17">Los eventos tienen un nombre/tipo y pueden contener informacion adicional necesario para cada evento en especifico</text:p>
      <text:p text:style-name="P17">GameStartsEvent : Evento para comunicar el inicio del juego.</text:p>
      <text:p text:style-name="P17">GrabRockEvent : Evento para comunicar que Chell debe agarrar una roca.</text:p>
      <text:p text:style-name="P17">ThrowRockEvent : Evento para comunicar que cierta roca debe ser soltada.</text:p>
      <text:p text:style-name="P17">ObjectSwitchEvent : Evento para comunicar que un objeto del juego de cambio su estado.</text:p>
      <text:p text:style-name="P17">ObjectMovesEvent : Evento para comunicar que un objeto del juego de cambiar su posicion en el mapa de juego.</text:p>
      <text:p text:style-name="P17">PlayerDiesEvent : Evento para comunicar que un jugador a muerto</text:p>
      <text:p text:style-name="P17">PlayerLosesEvent : Evento para comunicar que un juegador a perdido la partida.</text:p>
      <text:p text:style-name="P17">PlayerWinsEvent : Evento para cominar que un jugador a ganado la partida</text:p>
      <text:p text:style-name="P26"/>
      <text:p text:style-name="P17">/common/protocol/game_action</text:p>
      <text:p text:style-name="P20">GameAction : Clase padre de una accion del juego. Las acciones del juego son enviados por el cliente al servidor, para comunicar un accion a realizar.</text:p>
      <text:p text:style-name="P20">Las acciones del juego llevan un nombre, y pueden contener informacion adicional necesario para realizar dicha accion.</text:p>
      <text:p text:style-name="P20">CoordsAction : Es una accion del juego que contiene un informacion extra sobre una posicion x,y en el mapa de juego.</text:p>
      <text:p text:style-name="P26"/>
      <text:p text:style-name="P26"/>
      <text:p text:style-name="P28">4. Descripcion de archivos y protocolos</text:p>
      <text:p text:style-name="P18"/>
      <text:p text:style-name="P18">/common/protocol</text:p>
      <text:p text:style-name="P18">protocol_code.h : contiene varios enum, que se utilizan en la comunicación de entre cliente y servidor, y tambien entre hilos : </text:p>
      <text:p text:style-name="P19"><text:tab/></text:p>
      <text:p text:style-name="P19"><text:span text:style-name="T10"><text:tab/>enum <text:s/>CommandName : uint8_t {…}</text:span></text:p>
      <text:p text:style-name="P18"><text:span text:style-name="T10">Se utiliza para comunicar la forma en la que se quiere iniciar un juego: creando un nueva partida o uniendose a una existente.</text:span></text:p>
      <text:p text:style-name="P19"><text:tab/></text:p>
      <text:p text:style-name="P19"><text:span text:style-name="T10"><text:tab/>enum JoinGameResponde : uint8_t {…}</text:span></text:p>
      <text:p text:style-name="P21"><text:soft-page-break/>Se utiliza para comunicar el resultado de la creacion y union a un juego.</text:p>
      <text:p text:style-name="P22"><text:tab/></text:p>
      <text:p text:style-name="P22"><text:tab/>enum EventType : uint8_t {…}</text:p>
      <text:p text:style-name="P21">Se utiliza para nombrar y comunicar los distintos tipos de eventos provenientes del juego. De esta forma el cliente sabe que evento esta recibidiendo y que clase usar.</text:p>
      <text:p text:style-name="P22"><text:tab/></text:p>
      <text:p text:style-name="P22"><text:tab/>enum GameActionName : uint8_t {…}</text:p>
      <text:p text:style-name="P21">Se utiliza para nombrar y comunicar las distintas las acciones hacias el juego. De esta manera, el servidor sabe que accion del juego esta recibiendo y clase usar.</text:p>
      <text:p text:style-name="P22"><text:tab/></text:p>
      <text:p text:style-name="P22"><text:span text:style-name="T11"><text:tab/>enum ThreadStatus {…}</text:span></text:p>
      <text:p text:style-name="P23">Se utliza del lado de cliente para comunicación entre hilos, esta en este modulo porque se utiliza dentro de un cola, y las colas se compilan en este modulo.</text:p>
      <text:p text:style-name="P21"/>
      <text:p text:style-name="P26"/>
      <text:p text:style-name="P26">Modulo <text:span text:style-name="T1">client</text:span></text:p>
      <text:p text:style-name="P29"><text:span text:style-name="T1"/></text:p>
      <text:p text:style-name="P29"><text:span text:style-name="T1">1. </text:span><text:span text:style-name="T4">Descripcion general</text:span></text:p>
      <text:p text:style-name="P29"><text:span text:style-name="T4">E</text:span><text:span text:style-name="T2">ste modulo contiene la implementacion de:</text:span></text:p>
      <text:p text:style-name="P29"><text:span text:style-name="T2"><text:tab/>la comunicación del lado de cliente;</text:span></text:p>
      <text:p text:style-name="P29"><text:span text:style-name="T2"><text:tab/>ejecucion del ciclo del juego del lado de cliente;</text:span></text:p>
      <text:p text:style-name="P29"><text:span text:style-name="T2"><text:tab/>las animaciones;</text:span></text:p>
      <text:p text:style-name="P29"><text:span text:style-name="T2"><text:tab/>sonidos;</text:span></text:p>
      <text:p text:style-name="P29"><text:span text:style-name="T2"><text:tab/>interfaz grafica;</text:span></text:p>
      <text:p text:style-name="P29"><text:span text:style-name="T2"><text:tab/>grabacion de video (proximamente)</text:span></text:p>
      <text:p text:style-name="P29"><text:span text:style-name="T2"><text:tab/></text:span></text:p>
      <text:p text:style-name="P30"><text:span text:style-name="T2">2. Clases</text:span></text:p>
      <text:p text:style-name="P30"><text:span text:style-name="T2">client/</text:span><text:span text:style-name="T7">src</text:span></text:p>
      <text:p text:style-name="P30"><text:span text:style-name="T2">SdlSystem : Inicializa sistemas de audio y video de sdl asi como de su destruccion.</text:span></text:p>
      <text:p text:style-name="P30"><text:span text:style-name="T2"/></text:p>
      <text:p text:style-name="P30"><text:span text:style-name="T2">client/</text:span><text:span text:style-name="T7">src/</text:span><text:span text:style-name="T2">game</text:span></text:p>
      <text:p text:style-name="P30"><text:span text:style-name="T2">Game : Ejecuta el ciclo juego, poniendo a correr los distintos hilos de ejecucion necesarios para el mismo, y encargandose de su destrccion.</text:span></text:p>
      <text:p text:style-name="P30"><text:span text:style-name="T2">Client : Ejecuta el juego habiendo previamente inicializado comunicación con el cliente, y obteniendo datos para inicializar al juego.</text:span></text:p>
      <text:p text:style-name="P30"><text:span text:style-name="T2">GameFactory : Crea un juego (Game) sin interfaz grafica, utlizando argumentos del programa. Esta clase eventualmente se dejara de usar.</text:span></text:p>
      <text:p text:style-name="P30"><text:span text:style-name="T2">GameConfig : (Proximamente) Se utilizara para que las ventanas qt puedan volcar la informacion que van extrayendo del usuario, para inicializar un partida. Luego esta clase creara un juego (Game)</text:span></text:p>
      <text:p text:style-name="P29"><text:span text:style-name="T2"/></text:p>
      <text:p text:style-name="P30"><text:span text:style-name="T2">client/</text:span><text:span text:style-name="T7">src/</text:span><text:span text:style-name="T2">user_interface</text:span></text:p>
      <text:p text:style-name="P30"><text:span text:style-name="T2">LineInterface : Ejecuta un interfaz de login por comando de linea.</text:span></text:p>
      <text:p text:style-name="P30"><text:span text:style-name="T2">Login (Proximamente) : Funcionara de widget principal para la intertaz de login qt.</text:span></text:p>
      <text:p text:style-name="P30"><text:span text:style-name="T2">LoginServer (Proximamente) : widget para conectarse al servidor.</text:span></text:p>
      <text:p text:style-name="P30"><text:span text:style-name="T2">LoginMode (Proximamente)<text:tab/>: widget para elegir el modo de juego (new/join).</text:span></text:p>
      <text:p text:style-name="P30"><text:span text:style-name="T2">LoginNew (Proximamente) : widget para elegir mapa de juego.</text:span></text:p>
      <text:p text:style-name="P30"><text:span text:style-name="T2">LoginJoin (Proximamente) : widget para elegi</text:span><text:span text:style-name="T5">r</text:span><text:span text:style-name="T2"> partida en curso.</text:span></text:p>
      <text:p text:style-name="P30"><text:span text:style-name="T2"/></text:p>
      <text:p text:style-name="P31"><text:span text:style-name="T2">client/</text:span><text:span text:style-name="T7">src/user_interface/</text:span><text:span text:style-name="T2">ui : contiene las ui de los widgets.</text:span></text:p>
      <text:p text:style-name="P30"><text:span text:style-name="T2"/></text:p>
      <text:p text:style-name="P31"><text:span text:style-name="T2">client/</text:span><text:span text:style-name="T7">src(</text:span><text:span text:style-name="T2">window</text:span></text:p>
      <text:p text:style-name="P31"><text:soft-page-break/><text:span text:style-name="T2">Window : Ventana de SDL que contiene todas las texturas del juego. <text:s/>Se encarga de renderizarlas siguiendo en si misma. </text:span><text:span text:style-name="T6">Tiene una textura principal asignada, que utiliza para saber el area de juego que debe mostrar (la camara).</text:span></text:p>
      <text:p text:style-name="P31"><text:span text:style-name="T2">Puede indicarles a cada una de la texturas que cambien su posicion en el mapa de juego, cambien de estado, enlacen su ubicación a la de otra textura, o se desenlacen. <text:s/></text:span></text:p>
      <text:p text:style-name="P31"><text:span text:style-name="T2">Posee un metodo especial, que recibe un Mixer, y se lo va pasando a cada textura para que reproduzcan los sonidos que tienen encolados.</text:span></text:p>
      <text:p text:style-name="P31"><text:span text:style-name="T2"/></text:p>
      <text:p text:style-name="P32"><text:span text:style-name="T2">MapCreator: Se encargar de procesar una configutacion del juego .yaml (mapa del juego), e ir agregando texturas a la ventana (window)</text:span></text:p>
      <text:p text:style-name="P32"><text:span text:style-name="T2"/></text:p>
      <text:p text:style-name="P32"><text:span text:style-name="T2">TextureFactory : Se encarga de devolver punteros unicos de tipo Texture, que almacenen texturas de distinto </text:span><text:span text:style-name="T8">tipo</text:span><text:span text:style-name="T2">.</text:span></text:p>
      <text:p text:style-name="P32"><text:span text:style-name="T2"/></text:p>
      <text:p text:style-name="P32"><text:span text:style-name="T2">OSException : excepcion que utiliza la ventana.</text:span></text:p>
      <text:p text:style-name="P32"><text:span text:style-name="T8"/></text:p>
      <text:p text:style-name="P24"><text:span text:style-name="T7">c</text:span><text:span text:style-name="T2">lient/</text:span><text:span text:style-name="T7">src/mixer</text:span><text:span text:style-name="T2"> <text:s/></text:span></text:p>
      <text:p text:style-name="P25"><text:span text:style-name="T2">MixChunck : Reproduce un effecto de sonido, en un corto periodo de tiempo.</text:span></text:p>
      <text:p text:style-name="P25"><text:span text:style-name="T2">MixMusic : Reproduce musica durante un largo periodo de tiempo. Se utliza para la controlar musica de fondo del juego.</text:span></text:p>
      <text:p text:style-name="P25"><text:span text:style-name="T2">Mixer : Administra varios MixChunk y un MixMusic.</text:span></text:p>
      <text:p text:style-name="P25"><text:span text:style-name="T2">PortalMixer : Instancia un Mixer con la musica y todos los efectos de sonido del juego.</text:span></text:p>
      <text:p text:style-name="P25"><text:span text:style-name="T2"/></text:p>
      <text:p text:style-name="P25"><text:span text:style-name="T2">client/src/threads</text:span></text:p>
      <text:p text:style-name="P25"><text:span text:style-name="T2">PlayingLoopThread : Realiza ciclos en los que procesa input del usuario, aplica cambio provientes del servidor en el juego, renderiza la ventanta y reproduce sonidos.</text:span></text:p>
      <text:p text:style-name="P25"><text:span text:style-name="T2">KeySenderThread : Se encarga de enviar acciones del juego (GameAction) al servidor, los cuales recibe del PlayginLoopThread, mediante una cola bloqueante (BlockingQueue)</text:span></text:p>
      <text:p text:style-name="P25"><text:span text:style-name="T2">EventGameReceiverThread : Se encarga de recibir eventos del juego (del servidor), enviarselos al PlayingLoopThread, mediante una cola no bloqueante (ThreadSafeQueue)</text:span></text:p>
      <text:p text:style-name="P33"><text:span text:style-name="T2">KeyReader : Procesa input del usuario y lo convierte en acciones del juego que envia al KeySenderThread, por medio de la cola bloqueante. Esta clase se utiliza en PlaingLoopThread.</text:span></text:p>
      <text:p text:style-name="P33"><text:span text:style-name="T2">EventGameProcessor</text:span></text:p>
      <text:p text:style-name="P29"><text:span text:style-name="T2">4. </text:span></text:p>
      <text:p text:style-name="P13">client/includes : Contiene todos los .h de todo el codigo fuente. <text:s/>Su estructura es identica a la de client/src por lo que fuente y header se podran de encontran en distintas carpetas pero del mismo nombre.</text:p>
      <text:p text:style-name="P13"/>
      <text:p text:style-name="P13">client/assets : Contiene todas las imagenes y sonidos utlizados en la interfaz del juego.</text:p>
      <text:p text:style-name="P26"/>
      <text:p text:style-name="P26">Modulo <text:span text:style-name="T1">server</text:span></text:p>
      <text:p text:style-name="P26"/>
      <text:p text:style-name="P26"/>
      <text:p text:style-name="P26"><text:tab/></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07:18:26.729755525</meta:creation-date>
    <dc:date>2019-06-11T09:39:00.584380238</dc:date>
    <meta:editing-duration>PT47M41S</meta:editing-duration>
    <meta:editing-cycles>7</meta:editing-cycles>
    <meta:generator>LibreOffice/5.1.6.2$Linux_X86_64 LibreOffice_project/10m0$Build-2</meta:generator>
    <meta:document-statistic meta:table-count="0" meta:image-count="0" meta:object-count="0" meta:page-count="5" meta:paragraph-count="146" meta:word-count="1652" meta:character-count="10388" meta:non-whitespace-character-count="8830"/>
  </office:meta>
</office:document-meta>
</file>